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cursive"/>
    <style:font-face style:name="BAAAAA+LiberationSerif" svg:font-family="BAAAAA+LiberationSerif" style:font-family-generic="roman"/>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06042b"/>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441f9"/>
    </style:style>
    <style:style style:name="P4" style:family="paragraph" style:parent-style-name="Standard">
      <style:paragraph-properties fo:text-align="start" style:justify-single-word="false"/>
      <style:text-properties style:font-name="BAAAAA+LiberationSerif" fo:font-size="10pt" style:font-size-asian="10pt"/>
    </style:style>
    <style:style style:name="P5" style:family="paragraph" style:parent-style-name="Text_20_body">
      <style:paragraph-properties fo:margin-left="0.265cm" fo:margin-right="0.265cm" fo:margin-top="0cm" fo:margin-bottom="0cm" loext:contextual-spacing="false" fo:text-indent="0cm" style:auto-text-indent="false"/>
    </style:style>
    <style:style style:name="P6" style:family="paragraph" style:parent-style-name="Text_20_body">
      <style:paragraph-properties fo:margin-left="0.265cm" fo:margin-right="0.265cm" fo:margin-top="0cm" fo:margin-bottom="0cm" loext:contextual-spacing="false" fo:text-indent="0cm" style:auto-text-indent="false"/>
      <style:text-properties fo:font-size="28pt" fo:font-weight="bold" officeooo:rsid="000441f9" officeooo:paragraph-rsid="000441f9" style:font-size-asian="28pt" style:font-weight-asian="bold" style:font-size-complex="28pt" style:font-weight-complex="bold"/>
    </style:style>
    <style:style style:name="P7" style:family="paragraph" style:parent-style-name="Text_20_body">
      <style:paragraph-properties fo:margin-left="0.265cm" fo:margin-right="0.265cm" fo:margin-top="0cm" fo:margin-bottom="0cm" loext:contextual-spacing="false" fo:text-align="center" style:justify-single-word="false" fo:text-indent="0cm" style:auto-text-indent="false"/>
      <style:text-properties fo:font-size="32pt" fo:font-weight="bold" officeooo:rsid="000441f9" officeooo:paragraph-rsid="000441f9" style:font-size-asian="32pt" style:font-weight-asian="bold" style:font-size-complex="32pt" style:font-weight-complex="bold"/>
    </style:style>
    <style:style style:name="P8" style:family="paragraph" style:parent-style-name="Text_20_body">
      <style:paragraph-properties fo:margin-left="0.265cm" fo:margin-right="0.265cm" fo:margin-top="0cm" fo:margin-bottom="0cm" loext:contextual-spacing="false" fo:text-indent="0cm" style:auto-text-indent="false"/>
      <style:text-properties officeooo:paragraph-rsid="000441f9"/>
    </style:style>
    <style:style style:name="P9"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paragraph-rsid="000441f9" style:font-size-asian="15pt" style:font-size-complex="15pt"/>
    </style:style>
    <style:style style:name="P10" style:family="paragraph" style:parent-style-name="Text_20_body">
      <style:paragraph-properties fo:margin-left="0.265cm" fo:margin-right="0.265cm" fo:margin-top="0cm" fo:margin-bottom="0cm" loext:contextual-spacing="false" fo:text-indent="0cm" style:auto-text-indent="false"/>
      <style:text-properties style:font-name="Chaparral Pro" fo:font-size="15pt" officeooo:rsid="000441f9" officeooo:paragraph-rsid="000441f9" style:font-size-asian="15pt" style:font-size-complex="15pt"/>
    </style:style>
    <style:style style:name="P1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style:font-size-asian="13pt" style:font-size-complex="13pt"/>
    </style:style>
    <style:style style:name="P1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07adeb" style:font-size-asian="13pt" style:font-size-complex="13pt"/>
    </style:style>
    <style:style style:name="P1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087aa2" style:font-size-asian="13pt" style:font-size-complex="13pt"/>
    </style:style>
    <style:style style:name="P1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0a0b9b" style:font-size-asian="13pt" style:font-size-complex="13pt"/>
    </style:style>
    <style:style style:name="P1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441f9" officeooo:paragraph-rsid="000d895c" style:font-size-asian="13pt" style:font-size-complex="13pt"/>
    </style:style>
    <style:style style:name="P1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1c9b" officeooo:paragraph-rsid="00071c9b" style:font-size-asian="13pt" style:font-size-complex="13pt"/>
    </style:style>
    <style:style style:name="P1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1c9b" officeooo:paragraph-rsid="0007adeb" style:font-size-asian="13pt" style:font-size-complex="13pt"/>
    </style:style>
    <style:style style:name="P18"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07adeb" style:font-size-asian="13pt" style:font-size-complex="13pt"/>
    </style:style>
    <style:style style:name="P1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087aa2" style:font-size-asian="13pt" style:font-size-complex="13pt"/>
    </style:style>
    <style:style style:name="P2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87aa2" officeooo:paragraph-rsid="00087aa2" style:font-size-asian="13pt" style:font-size-complex="13pt"/>
    </style:style>
    <style:style style:name="P2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a0b9b" officeooo:paragraph-rsid="000a0b9b" style:font-size-asian="13pt" style:font-size-complex="13pt"/>
    </style:style>
    <style:style style:name="P2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c3052" officeooo:paragraph-rsid="000c3052" style:font-size-asian="13pt" style:font-size-complex="13pt"/>
    </style:style>
    <style:style style:name="P2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d895c" officeooo:paragraph-rsid="000d895c" style:font-size-asian="13pt" style:font-size-complex="13pt"/>
    </style:style>
    <style:style style:name="P2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0441f9" officeooo:paragraph-rsid="000a0b9b" style:font-size-asian="13pt" style:font-weight-asian="bold" style:font-size-complex="13pt" style:font-weight-complex="bold"/>
    </style:style>
    <style:style style:name="P25"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0441f9" officeooo:paragraph-rsid="000a5c86" style:font-size-asian="13pt" style:font-weight-asian="bold" style:font-size-complex="13pt" style:font-weight-complex="bold"/>
    </style:style>
    <style:style style:name="P26"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0441f9" officeooo:paragraph-rsid="000c3052" style:font-size-asian="13pt" style:font-weight-asian="bold" style:font-size-complex="13pt" style:font-weight-complex="bold"/>
    </style:style>
    <style:style style:name="P27"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fo:font-weight="bold" officeooo:rsid="000441f9" officeooo:paragraph-rsid="000d895c" style:font-size-asian="13pt" style:font-weight-asian="bold" style:font-size-complex="13pt" style:font-weight-complex="bold"/>
    </style:style>
    <style:style style:name="P28" style:family="paragraph" style:parent-style-name="Text_20_body">
      <style:paragraph-properties fo:margin-left="0.265cm" fo:margin-right="0.265cm" fo:margin-top="0cm" fo:margin-bottom="0cm" loext:contextual-spacing="false" fo:text-indent="0cm" style:auto-text-indent="false"/>
      <style:text-properties fo:font-size="13pt" style:font-size-asian="13pt" style:font-size-complex="13pt"/>
    </style:style>
    <style:style style:name="P29" style:family="paragraph" style:parent-style-name="Text_20_body">
      <style:paragraph-properties fo:margin-left="0.265cm" fo:margin-right="0.265cm" fo:margin-top="0cm" fo:margin-bottom="0cm" loext:contextual-spacing="false" fo:text-indent="0cm" style:auto-text-indent="false"/>
      <style:text-properties officeooo:paragraph-rsid="0007adeb"/>
    </style:style>
    <style:style style:name="P30" style:family="paragraph" style:parent-style-name="Text_20_body">
      <style:paragraph-properties fo:margin-left="0.265cm" fo:margin-right="0.265cm" fo:margin-top="0cm" fo:margin-bottom="0cm" loext:contextual-spacing="false" fo:text-indent="0cm" style:auto-text-indent="false"/>
      <style:text-properties officeooo:paragraph-rsid="0004c3fd"/>
    </style:style>
    <style:style style:name="P31" style:family="paragraph" style:parent-style-name="Text_20_body">
      <style:paragraph-properties fo:margin-left="0.265cm" fo:margin-right="0.265cm" fo:margin-top="0cm" fo:margin-bottom="0cm" loext:contextual-spacing="false" fo:text-indent="0cm" style:auto-text-indent="false" fo:break-before="page"/>
      <style:text-properties officeooo:paragraph-rsid="0004c3fd"/>
    </style:style>
    <style:style style:name="P32" style:family="paragraph" style:parent-style-name="Standard">
      <style:paragraph-properties fo:margin-left="0cm" fo:margin-right="0.265cm" fo:margin-top="0cm" fo:margin-bottom="0cm" loext:contextual-spacing="false" fo:text-indent="0cm" style:auto-text-indent="false"/>
    </style:style>
    <style:style style:name="P33" style:family="paragraph" style:parent-style-name="Standard">
      <style:paragraph-properties fo:margin-left="0cm" fo:margin-right="0.265cm" fo:margin-top="0cm" fo:margin-bottom="0cm" loext:contextual-spacing="false" fo:text-align="start" style:justify-single-word="false" fo:text-indent="0cm" style:auto-text-indent="false"/>
      <style:text-properties officeooo:paragraph-rsid="000441f9"/>
    </style:style>
    <style:style style:name="P34" style:family="paragraph" style:parent-style-name="Standard">
      <style:paragraph-properties fo:margin-left="0cm" fo:margin-right="0.265cm" fo:margin-top="0cm" fo:margin-bottom="0cm" loext:contextual-spacing="false" fo:text-align="start" style:justify-single-word="false" fo:text-indent="0cm" style:auto-text-indent="false" fo:break-before="page"/>
      <style:text-properties officeooo:paragraph-rsid="000441f9"/>
    </style:style>
    <style:style style:name="P35"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0441f9"/>
    </style:style>
    <style:style style:name="P36" style:family="paragraph" style:parent-style-name="Text_20_body">
      <style:paragraph-properties fo:margin-left="0cm" fo:margin-right="0.265cm" fo:margin-top="0cm" fo:margin-bottom="0cm" loext:contextual-spacing="false" fo:text-indent="0cm" style:auto-text-indent="false" fo:break-before="page"/>
      <style:text-properties officeooo:paragraph-rsid="0004c3fd"/>
    </style:style>
    <style:style style:name="P37" style:family="paragraph" style:parent-style-name="Text_20_body">
      <style:paragraph-properties fo:margin-left="0cm" fo:margin-right="0.265cm" fo:margin-top="0cm" fo:margin-bottom="0cm" loext:contextual-spacing="false" fo:text-indent="0cm" style:auto-text-indent="false"/>
      <style:text-properties officeooo:paragraph-rsid="000441f9"/>
    </style:style>
    <style:style style:name="P38" style:family="paragraph" style:parent-style-name="Text_20_body">
      <style:paragraph-properties fo:margin-left="0cm" fo:margin-right="0.265cm" fo:margin-top="0cm" fo:margin-bottom="0cm" loext:contextual-spacing="false" fo:text-indent="0cm" style:auto-text-indent="false"/>
      <style:text-properties officeooo:paragraph-rsid="0004c3fd"/>
    </style:style>
    <style:style style:name="P39"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1c9b" style:font-size-asian="13pt" style:font-size-complex="13pt"/>
    </style:style>
    <style:style style:name="P40"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087aa2" style:font-size-asian="13pt" style:font-size-complex="13pt"/>
    </style:style>
    <style:style style:name="P41"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7adeb" officeooo:paragraph-rsid="000a0b9b" style:font-size-asian="13pt" style:font-size-complex="13pt"/>
    </style:style>
    <style:style style:name="P42"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c3052" officeooo:paragraph-rsid="000a5c86" style:font-size-asian="13pt" style:font-size-complex="13pt"/>
    </style:style>
    <style:style style:name="P43"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c3052" officeooo:paragraph-rsid="000d895c" style:font-size-asian="13pt" style:font-size-complex="13pt"/>
    </style:style>
    <style:style style:name="P44" style:family="paragraph" style:parent-style-name="Text_20_body">
      <style:paragraph-properties fo:margin-left="0.265cm" fo:margin-right="0.265cm" fo:margin-top="0cm" fo:margin-bottom="0cm" loext:contextual-spacing="false" fo:text-indent="0cm" style:auto-text-indent="false"/>
      <style:text-properties fo:color="#666666" style:font-name="Ubuntu Condensed" fo:font-size="13pt" officeooo:rsid="000d895c" officeooo:paragraph-rsid="000d895c" style:font-size-asian="13pt" style:font-size-complex="13pt"/>
    </style:style>
    <style:style style:name="P45" style:family="paragraph">
      <style:paragraph-properties fo:text-align="center"/>
    </style:style>
    <style:style style:name="T1" style:family="text">
      <style:text-properties fo:color="#666666" fo:font-weight="normal" officeooo:rsid="000441f9" style:font-weight-asian="normal" style:font-weight-complex="normal"/>
    </style:style>
    <style:style style:name="T2" style:family="text">
      <style:text-properties fo:color="#666666" style:font-name="Ubuntu Condensed" fo:font-size="14pt" fo:font-weight="normal" officeooo:rsid="000441f9" style:font-size-asian="14pt" style:font-weight-asian="normal" style:font-size-complex="14pt" style:font-weight-complex="normal"/>
    </style:style>
    <style:style style:name="T3" style:family="text">
      <style:text-properties fo:color="#666666" style:font-name="Ubuntu Condensed" fo:font-size="12pt" fo:font-weight="normal" officeooo:rsid="000441f9"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officeooo:rsid="000441f9"/>
    </style:style>
    <style:style style:name="T6" style:family="text">
      <style:text-properties fo:color="#006400" style:font-name="Ubuntu Condensed" fo:font-size="14pt" style:font-size-asian="14pt" style:font-size-complex="14pt"/>
    </style:style>
    <style:style style:name="T7" style:family="text">
      <style:text-properties fo:color="#006400" style:font-name="Ubuntu Condensed" fo:font-size="14pt" officeooo:rsid="000441f9" style:font-size-asian="14pt" style:font-size-complex="14pt"/>
    </style:style>
    <style:style style:name="T8" style:family="text">
      <style:text-properties fo:color="#006400" style:font-name="Ubuntu Condensed" fo:font-size="14pt" officeooo:rsid="0006042b" style:font-size-asian="14pt" style:font-size-complex="14pt"/>
    </style:style>
    <style:style style:name="T9" style:family="text">
      <style:text-properties fo:color="#000000" style:font-name="Ubuntu Condensed" fo:font-size="14pt" fo:font-weight="normal" officeooo:rsid="000441f9" style:font-size-asian="14pt" style:font-weight-asian="normal" style:font-size-complex="14pt" style:font-weight-complex="normal"/>
    </style:style>
    <style:style style:name="T10" style:family="text">
      <style:text-properties fo:color="#000000" style:font-name="Ubuntu Condensed" fo:font-size="14pt" fo:font-weight="normal" officeooo:rsid="000d895c" style:font-size-asian="14pt" style:font-weight-asian="normal" style:font-size-complex="14pt" style:font-weight-complex="normal"/>
    </style:style>
    <style:style style:name="T11" style:family="text">
      <style:text-properties fo:color="#000000" style:font-name="Ubuntu Condensed" fo:font-size="18pt" fo:font-weight="normal" officeooo:rsid="000441f9" style:font-size-asian="18pt" style:font-weight-asian="normal" style:font-size-complex="18pt" style:font-weight-complex="normal"/>
    </style:style>
    <style:style style:name="T12" style:family="text">
      <style:text-properties fo:color="#000000" style:font-name="Ubuntu Condensed" fo:font-size="18pt" style:text-underline-style="none" officeooo:rsid="000441f9" style:font-size-asian="18pt" style:font-size-complex="18pt"/>
    </style:style>
    <style:style style:name="T13" style:family="text">
      <style:text-properties fo:color="#000000" style:font-name="Ubuntu Condensed" fo:font-size="18pt" style:text-underline-style="none" fo:font-weight="bold" officeooo:rsid="000441f9" style:font-size-asian="18pt" style:font-weight-asian="bold" style:font-size-complex="18pt" style:font-weight-complex="bold"/>
    </style:style>
    <style:style style:name="T14" style:family="text">
      <style:text-properties fo:color="#000000" style:font-name="Ubuntu Condensed" fo:font-size="22pt" fo:font-weight="normal" officeooo:rsid="000441f9" style:font-size-asian="22pt" style:font-weight-asian="normal" style:font-size-complex="22pt" style:font-weight-complex="normal"/>
    </style:style>
    <style:style style:name="T15" style:family="text">
      <style:text-properties fo:color="#000000" style:font-name="Ubuntu Condensed" fo:font-size="16pt" fo:font-weight="normal" officeooo:rsid="000d895c" style:font-size-asian="16pt" style:font-weight-asian="normal" style:font-size-complex="16pt" style:font-weight-complex="normal"/>
    </style:style>
    <style:style style:name="T16" style:family="text">
      <style:text-properties officeooo:rsid="00087aa2"/>
    </style:style>
    <style:style style:name="T17" style:family="text">
      <style:text-properties officeooo:rsid="000c3052"/>
    </style:style>
    <style:style style:name="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Desenvolupament d'Aplicacions Web</text:p>
      <text:p text:style-name="P5"/>
      <text:p text:style-name="P5"/>
      <text:p text:style-name="P5"/>
      <text:p text:style-name="P5"/>
      <text:p text:style-name="P7">Projecte DAW</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Strong_20_Emphasis"><text:span text:style-name="T7">Nom Projecte: </text:span></text:span><text:span text:style-name="Strong_20_Emphasis"><text:span text:style-name="T8">La Pineda Adventure</text:span></text:span></text:p>
      <text:p text:style-name="P10"><text:span text:style-name="Strong_20_Emphasis"><text:span text:style-name="T6">Integrants: </text:span></text:span><text:span text:style-name="Strong_20_Emphasis"><text:span text:style-name="T8">Adrià Aubanell Cabezas</text:span></text:span></text:p>
      <text:p text:style-name="P5"/>
      <text:p text:style-name="P5"/>
      <text:p text:style-name="P5"/>
      <text:p text:style-name="P5"><text:soft-page-break/></text:p>
      <text:p text:style-name="P32"><text:span text:style-name="Strong_20_Emphasis"><text:span text:style-name="T14">Índex <text:s text:c="90"/></text:span></text:span><text:span text:style-name="Strong_20_Emphasis"><text:span text:style-name="T15">pàg</text:span></text:span></text:p>
      <text:p text:style-name="P32"><text:span text:style-name="Strong_20_Emphasis"><text:span text:style-name="T11"/></text:span></text:p>
      <text:p text:style-name="P2"><text:span text:style-name="Strong_20_Emphasis"><text:span text:style-name="T9">Introducció<text:tab/><text:tab/>...................................................................................................... </text:span></text:span><text:span text:style-name="Strong_20_Emphasis"><text:span text:style-name="T10">3</text:span></text:span></text:p>
      <text:p text:style-name="P2"><text:span text:style-name="Strong_20_Emphasis"><text:span text:style-name="T9">Descripció<text:tab/><text:tab/>...................................................................................................... </text:span></text:span><text:span text:style-name="Strong_20_Emphasis"><text:span text:style-name="T10">4</text:span></text:span></text:p>
      <text:p text:style-name="P2"><text:span text:style-name="Strong_20_Emphasis"><text:span text:style-name="T9">Tecnologies emprades<text:tab/><text:tab/>................................................................................ </text:span></text:span><text:span text:style-name="Strong_20_Emphasis"><text:span text:style-name="T10">5</text:span></text:span></text:p>
      <text:p text:style-name="P2"><text:span text:style-name="Strong_20_Emphasis"><text:span text:style-name="T9">Viabilitat del projecte<text:tab/><text:tab/>................................................................................ </text:span></text:span><text:span text:style-name="Strong_20_Emphasis"><text:span text:style-name="T10">6</text:span></text:span></text:p>
      <text:p text:style-name="P3"><text:span text:style-name="Strong_20_Emphasis"><text:span text:style-name="T9">Innovació<text:tab/><text:tab/><text:tab/>........................................................................................... </text:span></text:span><text:span text:style-name="Strong_20_Emphasis"><text:span text:style-name="T10">7</text:span></text:span></text:p>
      <text:p text:style-name="P3"><text:span text:style-name="Strong_20_Emphasis"><text:span text:style-name="T9">Planificació del projecte<text:tab/><text:tab/><text:tab/>..................................................................... </text:span></text:span><text:span text:style-name="Strong_20_Emphasis"><text:span text:style-name="T10">8</text:span></text:span></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pan text:style-name="Strong_20_Emphasis"><text:span text:style-name="T13"/></text:span></text:p>
      <text:p text:style-name="P34"><text:span text:style-name="Strong_20_Emphasis"><text:span text:style-name="T13">Introducció</text:span></text:span></text:p>
      <text:p text:style-name="P5"/>
      <text:p text:style-name="P39">Quan ens van demanar que fessim un joc el qual empresssim totes les tecnologies estudiades durant el curs, no tenia molt clar ni el tipo de joc ni el tipo de tecnologia que utilitzaría.</text:p>
      <text:p text:style-name="P11"/>
      <text:p text:style-name="P16">Vaig pensar en fer el joc dels escacs, però vaig escoltar que un altre company tenia pensat fer-ne un. També vaig pensar en fer alguna cosa amb IA, però les idees que se’m ocurrien, ja estaven fetes i d’una manera molt millor a la que tenia pensada. I així succesivament.</text:p>
      <text:p text:style-name="P16"/>
      <text:p text:style-name="P16">Llavors em va venir al cap la sortida que es va fer aquest curs a un <text:span text:style-name="T17">e</text:span>scape room i la bona reacció dels companys / professorat que hi va anar. En aquell moment ja sabía el tema del joc, però ara em faltava saber on es faría <text:s/>el joc, hi vaig pensar que què millor que fer-la al institut.</text:p>
      <text:p text:style-name="P28"/>
      <text:p text:style-name="P2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text:span text:style-name="Strong_20_Emphasis"><text:span text:style-name="T13"/></text:span></text:p>
      <text:p text:style-name="P35"><text:span text:style-name="Strong_20_Emphasis"><text:span text:style-name="T13">Descripció</text:span></text:span></text:p>
      <text:p text:style-name="P29"/>
      <text:p text:style-name="P19">Llavors el joc és un escape room <text:s/>el qual es fa dins l’institut. </text:p>
      <text:p text:style-name="P13"/>
      <text:p text:style-name="P19">El joc començaría <text:s/>estan el jugador dins la classe de segon de DAW. El professor dona al jugador 5 minuts per anar al lavabo. Durant aquella estona, el jugador ha de trobar a 5 professors els quals estan repartits pel mapa i resoldre les preguntes que li fassin. </text:p>
      <text:p text:style-name="P12"/>
      <text:p text:style-name="P19">Per a cada professor que el <text:span text:style-name="T16">jugador</text:span> guanyi, obtindrà una clau. <text:span text:style-name="T16">Un cop obtingudes totes les claus (5 claus), el jugador haurà d’obrir un cofre el qual estarà en l’aula per <text:s/>apoder aconseguir el tresor.</text:span></text:p>
      <text:p text:style-name="P18"/>
      <text:p text:style-name="P20">Però si un cop passen els 5 minuts i el jugador no ha obtingut les 5 claus i/o obert el cofre, vindrà el Marcel i us reganyarà (game over).</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text:span text:style-name="Strong_20_Emphasis"><text:span text:style-name="T12"/></text:span></text:p>
      <text:p text:style-name="P35"><text:span text:style-name="Strong_20_Emphasis"><text:span text:style-name="T12">Tecnologia. </text:span></text:span></text:p>
      <text:p text:style-name="P24"/>
      <text:p text:style-name="P41">S’utilitzarà HTML5, JS i CSS3 per la view index.html, la qual ens permetrà començar una nova partida o rependre la partida prèviament guardada. Aquesta view, tant si començem com si reprenem una partida, ens portarà a la view joc.html.</text:p>
      <text:p text:style-name="P14"/>
      <text:p text:style-name="P21">I s’utilitzarà HTML5, JS, Canvas i CSS3 per la view joc.html, la qual serà la view que ens mostrarà el mapa i la que ens deixarà jugar al joc.</text:p>
      <text:p text:style-name="P24"/>
      <text:p text:style-name="P41">S’utilitzarà MongoDB per a guardar les partides i el seu contingut (claus aconseguides, temps restant, nom del jugador,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8"><text:span text:style-name="Strong_20_Emphasis"><text:span text:style-name="T12"/></text:span></text:p>
      <text:p text:style-name="P36"><text:span text:style-name="Strong_20_Emphasis"><text:span text:style-name="T12">Viabilitat del projecte. </text:span></text:span></text:p>
      <text:p text:style-name="P25"/>
      <text:p text:style-name="P42">Jo crec que aquest projecte és bastant viable. Després d’una llarga recerca per internet, no he trobat cap escape room similar al que jo tinc pensat.</text:p>
      <text:p text:style-name="P22"/>
      <text:p text:style-name="P22">Respecte el cost econòmic del projecte, al utilitzar tecnologíes gratuïtes, el cost és nu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pan text:style-name="Strong_20_Emphasis"><text:span text:style-name="T12"/></text:span></text:p>
      <text:p text:style-name="P31"><text:span text:style-name="Strong_20_Emphasis"><text:span text:style-name="T12">Innovació. </text:span></text:span></text:p>
      <text:p text:style-name="P26"/>
      <text:p text:style-name="P43">No crec que algun dels meus copmanys faci un projecte similar al meu, però en el possible cas, tant la tecnología com la temàtica utilitzada no crec que l’apliquessin. </text:p>
      <text:p text:style-name="P15"/>
      <text:p text:style-name="P43">La temàtica, encara que pogués ser igual, la meva sorienta en que el jugador es pogui moure per un mapa (cosa que no he vist per internet, on solament es pot veure una habitació i a partir d’allà, jugar).</text:p>
      <text:p text:style-name="P15"/>
      <text:p text:style-name="P23">I respecte la tecnología utilitzada, hi han molts mètodes per fer lo mateix, per lo que m’estranyaría que algún company pogués arribar a fer un projecte molt similar al meu.</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text:span text:style-name="Strong_20_Emphasis"><text:span text:style-name="T12"/></text:span></text:p>
      <text:p text:style-name="P36"><text:span text:style-name="Strong_20_Emphasis"><text:span text:style-name="T12">Planificació del projecte.</text:span></text:span></text:p>
      <text:p text:style-name="P27"/>
      <text:p text:style-name="P23">Per lo que fa a la planificacció, emplearé el metode de treball SCRUM. </text:p>
      <text:p text:style-name="P15"/>
      <text:p text:style-name="P23">Segons les dates dels lliuraments, el primer lliurament del joc en si (no la documentació), és el día 16 de Maig. Per aquesta data tinc pensat tenir fet la view index.html i tenir el mapa del joc i el personatge que es pogui moure (però el joc no sería funcional).</text:p>
      <text:p text:style-name="P15"/>
      <text:p text:style-name="P23">Per lo que, entre el lliurament intermedi i el final tindré que aplicar la BD de MongoDB i que el joc sigui funcional. Això implica que tant jugador com professors funcionin i poguin interectu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Condensed" svg:font-family="'Ubuntu Condensed', cursive"/>
    <style:font-face style:name="BAAAAA+LiberationSerif" svg:font-family="BAAAAA+LiberationSerif" style:font-family-generic="roman"/>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6042b"/>
    </style:style>
    <style:style style:name="MP2" style:family="paragraph">
      <style:paragraph-properties fo:text-align="center"/>
    </style:style>
    <style:style style:name="MT1" style:family="text">
      <style:text-properties fo:color="#666666" fo:font-weight="normal" officeooo:rsid="000441f9" style:font-weight-asian="normal" style:font-weight-complex="normal"/>
    </style:style>
    <style:style style:name="MT2" style:family="text">
      <style:text-properties fo:color="#666666" style:font-name="Ubuntu Condensed" fo:font-size="14pt" fo:font-weight="normal" officeooo:rsid="000441f9" style:font-size-asian="14pt" style:font-weight-asian="normal" style:font-size-complex="14pt" style:font-weight-complex="normal"/>
    </style:style>
    <style:style style:name="MT3" style:family="text">
      <style:text-properties fo:color="#666666" style:font-name="Ubuntu Condensed" fo:font-size="12pt" fo:font-weight="normal" officeooo:rsid="000441f9" style:font-size-asian="12pt" style:font-weight-asian="normal" style:font-size-complex="12pt" style:font-weight-complex="normal"/>
    </style:style>
    <style:style style:name="MT4" style:family="text">
      <style:text-properties fo:font-weight="normal" style:font-weight-asian="normal" style:font-weight-complex="normal"/>
    </style:style>
    <style:style style:name="MT5" style:family="text">
      <style:text-properties officeooo:rsid="000441f9"/>
    </style:style>
    <style:style style:name="Mgr1" style:family="graphic">
      <style:graphic-properties svg:stroke-width="0.049cm" svg:stroke-color="#2c001e"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7" draw:style-name="Mgr1" draw:text-style-name="MP2" svg:x1="1.067cm" svg:y1="-0.105cm" svg:x2="16.729cm" svg:y2="-0.116cm"><text:p/></draw:line><text:span text:style-name="MT1"><text:s text:c="6"/></text:span><text:span text:style-name="Strong_20_Emphasis"><text:span text:style-name="MT2">L</text:span></text:span><text:span text:style-name="Strong_20_Emphasis"><text:span text:style-name="MT3">a Pineda Adventure</text:span></text:span><text:span text:style-name="MT4"><text:tab/></text:span><text:tab/> <text:s text:c="36"/><text:tab/><text:tab/><text:tab/><text:tab/> <text:s text:c="5"/><text:span text:style-name="MT5">Pàg <text:s/></text:span><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2:21:11.665822320</meta:creation-date>
    <dc:date>2020-04-19T11:22:54.464766348</dc:date>
    <meta:editing-duration>PT38M56S</meta:editing-duration>
    <meta:editing-cycles>7</meta:editing-cycles>
    <meta:generator>LibreOffice/6.0.7.3$Linux_X86_64 LibreOffice_project/00m0$Build-3</meta:generator>
    <meta:document-statistic meta:table-count="0" meta:image-count="0" meta:object-count="0" meta:page-count="8" meta:paragraph-count="36" meta:word-count="644" meta:character-count="4260" meta:non-whitespace-character-count="3488"/>
  </office:meta>
</office:document-meta>
</file>